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268" officeooo:paragraph-rsid="0006ca4e"/>
    </style:style>
    <style:style style:name="P2" style:family="paragraph" style:parent-style-name="Standard">
      <style:text-properties officeooo:rsid="00007268" officeooo:paragraph-rsid="000c90cf"/>
    </style:style>
    <style:style style:name="P3" style:family="paragraph" style:parent-style-name="Standard">
      <style:text-properties officeooo:rsid="00028ea1" officeooo:paragraph-rsid="00028ea1"/>
    </style:style>
    <style:style style:name="P4" style:family="paragraph" style:parent-style-name="Standard">
      <style:text-properties officeooo:rsid="00028ea1" officeooo:paragraph-rsid="00028ea1"/>
    </style:style>
    <style:style style:name="P5" style:family="paragraph" style:parent-style-name="Standard">
      <style:text-properties officeooo:rsid="00118f0e" officeooo:paragraph-rsid="00118f0e"/>
    </style:style>
    <style:style style:name="P6" style:family="paragraph" style:parent-style-name="Standard">
      <style:text-properties officeooo:rsid="00007268" officeooo:paragraph-rsid="00118f0e"/>
    </style:style>
    <style:style style:name="P7" style:family="paragraph" style:parent-style-name="Standard">
      <style:text-properties officeooo:rsid="00007268" officeooo:paragraph-rsid="00007268"/>
    </style:style>
    <style:style style:name="P8" style:family="paragraph" style:parent-style-name="Standard">
      <style:text-properties officeooo:rsid="00007268" officeooo:paragraph-rsid="000c90cf"/>
    </style:style>
    <style:style style:name="P9" style:family="paragraph" style:parent-style-name="Standard">
      <style:text-properties officeooo:rsid="00007268" officeooo:paragraph-rsid="00170d97"/>
    </style:style>
    <style:style style:name="P10" style:family="paragraph" style:parent-style-name="Standard">
      <style:paragraph-properties fo:line-height="100%"/>
      <style:text-properties officeooo:rsid="00007268" officeooo:paragraph-rsid="00007268"/>
    </style:style>
    <style:style style:name="P11" style:family="paragraph" style:parent-style-name="Standard">
      <style:text-properties fo:font-weight="bold" officeooo:rsid="0012ed33" officeooo:paragraph-rsid="0012ed33" style:font-weight-asian="bold" style:font-weight-complex="bold"/>
    </style:style>
    <style:style style:name="P12" style:family="paragraph" style:parent-style-name="Standard">
      <style:text-properties fo:font-weight="bold" officeooo:rsid="0012ed33" officeooo:paragraph-rsid="0017489a" style:font-weight-asian="bold" style:font-weight-complex="bold"/>
    </style:style>
    <style:style style:name="P13" style:family="paragraph" style:parent-style-name="Standard">
      <style:text-properties fo:font-weight="bold" officeooo:rsid="00170d97" officeooo:paragraph-rsid="00170d97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170d97" officeooo:paragraph-rsid="001d5341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170d97" officeooo:paragraph-rsid="001faebe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0184e66" officeooo:paragraph-rsid="00184e66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0184e66" officeooo:paragraph-rsid="001a319c" style:font-weight-asian="bold" style:font-weight-complex="bold"/>
    </style:style>
    <style:style style:name="P18" style:family="paragraph" style:parent-style-name="Standard">
      <style:text-properties fo:font-weight="bold" officeooo:rsid="001a319c" officeooo:paragraph-rsid="001a319c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01a319c" officeooo:paragraph-rsid="001d5341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01a319c" officeooo:paragraph-rsid="001faebe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01d5341" officeooo:paragraph-rsid="001d5341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officeooo:rsid="00118f0e" officeooo:paragraph-rsid="00118f0e"/>
    </style:style>
    <style:style style:name="P23" style:family="paragraph" style:parent-style-name="Standard">
      <style:text-properties officeooo:rsid="00170d97" officeooo:paragraph-rsid="00170d97"/>
    </style:style>
    <style:style style:name="P24" style:family="paragraph" style:parent-style-name="Standard">
      <style:text-properties officeooo:rsid="00170d97" officeooo:paragraph-rsid="001a319c"/>
    </style:style>
    <style:style style:name="P25" style:family="paragraph" style:parent-style-name="Standard">
      <style:paragraph-properties fo:line-height="100%"/>
      <style:text-properties officeooo:rsid="00170d97" officeooo:paragraph-rsid="001a319c"/>
    </style:style>
    <style:style style:name="P26" style:family="paragraph" style:parent-style-name="Standard">
      <style:paragraph-properties fo:line-height="100%"/>
      <style:text-properties officeooo:rsid="00170d97" officeooo:paragraph-rsid="00170d97"/>
    </style:style>
    <style:style style:name="P27" style:family="paragraph" style:parent-style-name="Standard">
      <style:paragraph-properties fo:line-height="100%"/>
      <style:text-properties officeooo:rsid="00170d97" officeooo:paragraph-rsid="001e206f"/>
    </style:style>
    <style:style style:name="P28" style:family="paragraph" style:parent-style-name="Standard">
      <style:paragraph-properties fo:line-height="100%"/>
      <style:text-properties officeooo:rsid="00170d97" officeooo:paragraph-rsid="001faebe"/>
    </style:style>
    <style:style style:name="P29" style:family="paragraph" style:parent-style-name="Standard">
      <style:text-properties fo:font-style="italic" style:text-underline-style="solid" style:text-underline-width="auto" style:text-underline-color="font-color" fo:font-weight="bold" officeooo:rsid="00170d97" officeooo:paragraph-rsid="00170d97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line-height="100%"/>
      <style:text-properties officeooo:rsid="00184e66" officeooo:paragraph-rsid="00184e66"/>
    </style:style>
    <style:style style:name="P31" style:family="paragraph" style:parent-style-name="Standard">
      <style:paragraph-properties fo:line-height="100%"/>
      <style:text-properties officeooo:paragraph-rsid="00170d97"/>
    </style:style>
    <style:style style:name="P32" style:family="paragraph" style:parent-style-name="Standard">
      <style:paragraph-properties fo:line-height="100%"/>
      <style:text-properties officeooo:paragraph-rsid="001e206f"/>
    </style:style>
    <style:style style:name="P33" style:family="paragraph" style:parent-style-name="Standard">
      <style:paragraph-properties fo:line-height="100%"/>
      <style:text-properties officeooo:paragraph-rsid="001faebe"/>
    </style:style>
    <style:style style:name="P34" style:family="paragraph" style:parent-style-name="Standard">
      <style:paragraph-properties fo:line-height="100%"/>
      <style:text-properties officeooo:paragraph-rsid="002376cc"/>
    </style:style>
    <style:style style:name="P35" style:family="paragraph" style:parent-style-name="Standard">
      <style:paragraph-properties fo:line-height="100%"/>
      <style:text-properties officeooo:rsid="0006b537" officeooo:paragraph-rsid="0006b537"/>
    </style:style>
    <style:style style:name="P36" style:family="paragraph" style:parent-style-name="Standard">
      <style:paragraph-properties fo:line-height="100%"/>
      <style:text-properties officeooo:rsid="001d5341" officeooo:paragraph-rsid="001d5341"/>
    </style:style>
    <style:style style:name="P37" style:family="paragraph" style:parent-style-name="Standard">
      <style:paragraph-properties fo:line-height="100%"/>
      <style:text-properties fo:font-weight="normal" officeooo:rsid="001d5341" officeooo:paragraph-rsid="001d5341" style:font-weight-asian="normal" style:font-weight-complex="normal"/>
    </style:style>
    <style:style style:name="P38" style:family="paragraph" style:parent-style-name="Standard">
      <style:paragraph-properties fo:line-height="100%"/>
      <style:text-properties fo:font-weight="normal" officeooo:rsid="001d5341" officeooo:paragraph-rsid="001faebe" style:font-weight-asian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weight="bold" officeooo:rsid="00184e66" officeooo:paragraph-rsid="001e206f" style:font-weight-asian="bold" style:font-weight-complex="bold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weight="bold" officeooo:rsid="00184e66" officeooo:paragraph-rsid="001faebe" style:font-weight-asian="bold" style:font-weight-complex="bold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weight="bold" officeooo:rsid="001faebe" officeooo:paragraph-rsid="001faebe" style:font-weight-asian="bold" style:font-weight-complex="bold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weight="normal" officeooo:rsid="001ed567" officeooo:paragraph-rsid="001ed567" style:font-weight-asian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weight="normal" officeooo:rsid="001ed567" officeooo:paragraph-rsid="001faebe" style:font-weight-asian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weight="normal" officeooo:rsid="001faebe" officeooo:paragraph-rsid="001faebe" style:font-weight-asian="normal" style:font-weight-complex="normal"/>
    </style:style>
    <style:style style:name="P45" style:family="paragraph" style:parent-style-name="Text_20_body">
      <style:paragraph-properties fo:line-height="100%"/>
      <style:text-properties officeooo:paragraph-rsid="001faebe"/>
    </style:style>
    <style:style style:name="P46" style:family="paragraph" style:parent-style-name="Text_20_body">
      <style:paragraph-properties fo:line-height="100%"/>
      <style:text-properties officeooo:rsid="0006b537" officeooo:paragraph-rsid="0006b537"/>
    </style:style>
    <style:style style:name="P47" style:family="paragraph" style:parent-style-name="Text_20_body">
      <style:paragraph-properties fo:line-height="100%"/>
      <style:text-properties officeooo:rsid="00007268" officeooo:paragraph-rsid="0007dce6"/>
    </style:style>
    <style:style style:name="P48" style:family="paragraph" style:parent-style-name="Text_20_body">
      <style:paragraph-properties fo:line-height="100%"/>
      <style:text-properties officeooo:rsid="00007268" officeooo:paragraph-rsid="000c90cf"/>
    </style:style>
    <style:style style:name="P49" style:family="paragraph" style:parent-style-name="Text_20_body">
      <style:paragraph-properties fo:line-height="100%"/>
      <style:text-properties officeooo:rsid="00007268" officeooo:paragraph-rsid="0010982e"/>
    </style:style>
    <style:style style:name="P50" style:family="paragraph" style:parent-style-name="Text_20_body">
      <style:paragraph-properties fo:line-height="100%"/>
      <style:text-properties fo:font-weight="normal" officeooo:rsid="001a319c" officeooo:paragraph-rsid="001d5341" style:font-weight-asian="normal" style:font-weight-complex="normal"/>
    </style:style>
    <style:style style:name="P5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5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rsid="00007268"/>
    </style:style>
    <style:style style:name="P5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5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142cfb"/>
    </style:style>
    <style:style style:name="P5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1a319c"/>
    </style:style>
    <style:style style:name="P5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1faebe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officeooo:paragraph-rsid="001a319c"/>
    </style:style>
    <style:style style:name="T1" style:family="text">
      <style:text-properties officeooo:rsid="00057c23"/>
    </style:style>
    <style:style style:name="T2" style:family="text">
      <style:text-properties officeooo:rsid="0006ca4e"/>
    </style:style>
    <style:style style:name="T3" style:family="text">
      <style:text-properties officeooo:rsid="0007dce6"/>
    </style:style>
    <style:style style:name="T4" style:family="text">
      <style:text-properties officeooo:rsid="000a2bdc"/>
    </style:style>
    <style:style style:name="T5" style:family="text">
      <style:text-properties officeooo:rsid="000aad3e"/>
    </style:style>
    <style:style style:name="T6" style:family="text">
      <style:text-properties officeooo:rsid="000c90cf"/>
    </style:style>
    <style:style style:name="T7" style:family="text">
      <style:text-properties officeooo:rsid="0010982e"/>
    </style:style>
    <style:style style:name="T8" style:family="text">
      <style:text-properties officeooo:rsid="0011ab44"/>
    </style:style>
    <style:style style:name="T9" style:family="text">
      <style:text-properties officeooo:rsid="00142cfb"/>
    </style:style>
    <style:style style:name="T10" style:family="text">
      <style:text-properties officeooo:rsid="00170d97"/>
    </style:style>
    <style:style style:name="T11" style:family="text">
      <style:text-properties officeooo:rsid="001cb471"/>
    </style:style>
    <style:style style:name="T12" style:family="text">
      <style:text-properties officeooo:rsid="001d5341"/>
    </style:style>
    <style:style style:name="T13" style:family="text">
      <style:text-properties fo:font-weight="bold" officeooo:rsid="0012ed33" style:font-weight-asian="bold" style:font-weight-complex="bold"/>
    </style:style>
    <style:style style:name="T14" style:family="text">
      <style:text-properties fo:font-weight="bold" officeooo:rsid="00184e66" style:font-weight-asian="bold" style:font-weight-complex="bold"/>
    </style:style>
    <style:style style:name="T15" style:family="text">
      <style:text-properties officeooo:rsid="001e206f"/>
    </style:style>
    <style:style style:name="T16" style:family="text">
      <style:text-properties officeooo:rsid="001faebe"/>
    </style:style>
    <style:style style:name="T17" style:family="text">
      <style:text-properties officeooo:rsid="002146d4"/>
    </style:style>
    <style:style style:name="T18" style:family="text">
      <style:text-properties officeooo:rsid="0022ac99"/>
    </style:style>
    <style:style style:name="T19" style:family="text">
      <style:text-properties officeooo:rsid="002376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talles de Hardware (PC’s – Servers - Router - Switch)</text:p>
      <text:p text:style-name="P3"/>
      <text:p text:style-name="P11">MENDOZA:</text:p>
      <text:p text:style-name="P3"/>
      <text:p text:style-name="P22">Servidores <text:span text:style-name="T8">IP estática</text:span>:</text:p>
      <text:p text:style-name="P5"/>
      <text:p text:style-name="P11"/>
      <text:p text:style-name="P23"/>
      <text:p text:style-name="P13">VLAN 5 – Sistemas:</text:p>
      <text:p text:style-name="P23"/>
      <text:p text:style-name="P29">Servidores:</text:p>
      <text:p text:style-name="P12">Nombre<text:tab/><text:tab/><text:tab/>IP Local <text:s text:c="7"/><text:span text:style-name="T1">– </text:span>IP Pública</text:p>
      <text:p text:style-name="P3">LOCAL RESOLVER : <text:tab/>172.29.1.13<text:span text:style-name="T3">5 – 200.23.11.5 </text:span></text:p>
      <text:p text:style-name="P1">SRV-NS1 : <text:tab/><text:tab/><text:tab/>172.29.1.131 – <text:span text:style-name="T2">200.23.11.1</text:span></text:p>
      <text:p text:style-name="P6">SRV-NS2 : <text:tab/><text:tab/><text:tab/>172.29.1.132 <text:span text:style-name="T1">– 200.23.11.2</text:span></text:p>
      <text:p text:style-name="P1">SRV-HTTP1 :<text:tab/><text:tab/><text:tab/>172.29.1.13<text:span text:style-name="T1">7 – </text:span><text:bookmark-start text:name="__DdeLink__30_1466283661"/><text:span text:style-name="T1">200.23.11.7</text:span><text:bookmark-end text:name="__DdeLink__30_1466283661"/></text:p>
      <text:p text:style-name="P2">SRV-HTTP<text:span text:style-name="T5">S1</text:span> :<text:tab/><text:tab/>172.29.1.136 – <text:span text:style-name="T2">200.23.11.6 <text:s/></text:span></text:p>
      <text:p text:style-name="P2">SRV-MAIL : <text:tab/><text:tab/><text:tab/>172.29.1.133 – <text:span text:style-name="T2">200.23.11.3 </text:span></text:p>
      <text:p text:style-name="P2">SRV-PLANIFNS1 :<text:tab/><text:tab/>172.29.1.138 – <text:span text:style-name="T2">200.23.11.8 </text:span></text:p>
      <text:p text:style-name="P2">SRV-PLANIFNS2 :<text:tab/><text:tab/>172.29.1.139 – <text:span text:style-name="T2">200.23.11.9 <text:s/></text:span></text:p>
      <text:p text:style-name="P2">SRV-HTTP2 : <text:tab/><text:tab/><text:tab/>172.29.1.141 – <text:span text:style-name="T2">200.23.11.11 </text:span></text:p>
      <text:p text:style-name="P2">SRV-HTTPS2 :<text:tab/><text:tab/>172.29.1.142 – <text:span text:style-name="T2">200.23.11.12 </text:span></text:p>
      <text:p text:style-name="P2">SRV-NS<text:span text:style-name="T4">EXTERIOR</text:span> :<text:tab/><text:tab/>172.29.1.1<text:span text:style-name="T4">40</text:span> – <text:span text:style-name="T2">200.23.11.10</text:span></text:p>
      <text:p text:style-name="P23"/>
      <text:p text:style-name="P13">Pc’s: Configuradas por DHCP.</text:p>
      <text:p text:style-name="P23">PC-PT “Sistemas”</text:p>
      <text:p text:style-name="P7"/>
      <text:p text:style-name="P13">VLAN 2 - <text:s/>Administración:</text:p>
      <text:p text:style-name="P23">PC-PT “Depto Contabilidad”</text:p>
      <text:p text:style-name="P23">PC-PT “Depto Fact y Liquidaciones”</text:p>
      <text:p text:style-name="P23">PC-PT “Depto RRHH”</text:p>
      <text:p text:style-name="P23">PC-PT “Depto Compras”</text:p>
      <text:p text:style-name="P23">PC-PT “Atención al público”</text:p>
      <text:p text:style-name="P13">VLAN 3 – Logística:</text:p>
      <text:p text:style-name="P23">PC-PT “Depto Refrigerados”</text:p>
      <text:p text:style-name="P23">PC-PT “Depto Logística”</text:p>
      <text:p text:style-name="P23">PC-PT “Depto Aduana”</text:p>
      <text:p text:style-name="P23">PC-PT “Depto Mantenimiento”</text:p>
      <text:p text:style-name="P13">VLAN 4 – Gerencia:</text:p>
      <text:p text:style-name="P23">PC-PT “Depto Directorio”</text:p>
      <text:p text:style-name="P23">PC-PT “Depto Gerencia”</text:p>
      <text:p text:style-name="P23">PC-PT “Depto Marketing”</text:p>
      <text:p text:style-name="P23">PC-PT “Sala Reunión”</text:p>
      <text:p text:style-name="P23">PC-PT “Sum”</text:p>
      <text:p text:style-name="P9"/>
      <text:p text:style-name="P9"/>
      <text:p text:style-name="P9"/>
      <text:p text:style-name="P9"/>
      <text:p text:style-name="P9"/>
      <text:p text:style-name="P18"><text:soft-page-break/>Router Mendoza:</text:p>
      <text:p text:style-name="P24">Router-PT-Empty “Mendoza”</text:p>
      <text:p text:style-name="P24"/>
      <text:p text:style-name="P57"><text:span text:style-name="T10">ip dhcp excluded-address 172.29.1.1</text:span></text:p>
      <text:p text:style-name="P57"><text:span text:style-name="T10">i</text:span>p dhcp excluded-address 172.29.1.33</text:p>
      <text:p text:style-name="P57">ip dhcp excluded-address 172.29.1.65</text:p>
      <text:p text:style-name="P57">ip dhcp excluded-address 172.29.1.129</text:p>
      <text:p text:style-name="P57">ip dhcp excluded-address 172.29.1.130</text:p>
      <text:p text:style-name="P57">ip dhcp excluded-address 172.29.1.131</text:p>
      <text:p text:style-name="P55">ip dhcp excluded-address 172.29.1.132</text:p>
      <text:p text:style-name="P53">ip dhcp excluded-address 172.29.1.133</text:p>
      <text:p text:style-name="P53">ip dhcp excluded-address 172.29.1.134</text:p>
      <text:p text:style-name="P53">ip dhcp excluded-address 172.29.1.135</text:p>
      <text:p text:style-name="P53">ip dhcp excluded-address 172.29.1.136</text:p>
      <text:p text:style-name="P53">ip dhcp excluded-address 172.29.1.137</text:p>
      <text:p text:style-name="P53">ip dhcp excluded-address 172.29.1.138</text:p>
      <text:p text:style-name="P53">ip dhcp excluded-address 172.29.1.139</text:p>
      <text:p text:style-name="P53">ip dhcp excluded-address 172.29.1.140</text:p>
      <text:p text:style-name="P53">ip dhcp excluded-address 172.29.1.141</text:p>
      <text:p text:style-name="P53">ip dhcp excluded-address 172.29.1.142</text:p>
      <text:p text:style-name="P53">ip dhcp excluded-address 172.29.1.143</text:p>
      <text:p text:style-name="P53">ip dhcp excluded-address 172.29.1.144</text:p>
      <text:p text:style-name="P53">ip dhcp excluded-address 172.29.1.145</text:p>
      <text:p text:style-name="P53">ip dhcp excluded-address 172.29.1.146</text:p>
      <text:p text:style-name="P53">ip dhcp excluded-address 172.29.1.147</text:p>
      <text:p text:style-name="P53">ip dhcp excluded-address 172.29.1.148</text:p>
      <text:p text:style-name="P53">ip dhcp excluded-address 172.29.1.149</text:p>
      <text:p text:style-name="P53">ip dhcp excluded-address 172.29.1.150</text:p>
      <text:p text:style-name="P53"/>
      <text:p text:style-name="P53">ip dhcp pool VLAN2</text:p>
      <text:p text:style-name="P53">network 172.29.1.0 255.255.255.224</text:p>
      <text:p text:style-name="P53">default-router 172.29.1.1</text:p>
      <text:p text:style-name="P53">dns-server 172.29.1.135</text:p>
      <text:p text:style-name="P53">ip dhcp pool VLAN3</text:p>
      <text:p text:style-name="P53">network 172.29.1.32 255.255.255.224</text:p>
      <text:p text:style-name="P53">default-router 172.29.1.33</text:p>
      <text:p text:style-name="P53">dns-server 172.29.1.135</text:p>
      <text:p text:style-name="P53">ip dhcp pool VLAN4</text:p>
      <text:p text:style-name="P53">network 172.29.1.64 255.255.255.192</text:p>
      <text:p text:style-name="P53">default-router 172.29.1.65</text:p>
      <text:p text:style-name="P53">dns-server 172.29.1.135</text:p>
      <text:p text:style-name="P53">ip dhcp pool VLAN5</text:p>
      <text:p text:style-name="P53">network 172.29.1.128 255.255.255.128</text:p>
      <text:p text:style-name="P53">default-router 172.29.1.129</text:p>
      <text:p text:style-name="P53">dns-server 172.29.1.135</text:p>
      <text:p text:style-name="P53"/>
      <text:p text:style-name="P53"/>
      <text:p text:style-name="P53"/>
      <text:p text:style-name="P53"/>
      <text:p text:style-name="P53"><text:soft-page-break/>interface GigabitEthernet0/0</text:p>
      <text:p text:style-name="P53">no ip address</text:p>
      <text:p text:style-name="P53"/>
      <text:p text:style-name="P53">interface GigabitEthernet0/0.2</text:p>
      <text:p text:style-name="P53">encapsulation dot1Q 2</text:p>
      <text:p text:style-name="P53">ip address 172.29.1.1 255.255.255.224</text:p>
      <text:p text:style-name="P53">ip nat inside</text:p>
      <text:p text:style-name="P53"/>
      <text:p text:style-name="P53">interface GigabitEthernet0/0.3</text:p>
      <text:p text:style-name="P53">encapsulation dot1Q 3</text:p>
      <text:p text:style-name="P53">ip address 172.29.1.33 255.255.255.224</text:p>
      <text:p text:style-name="P53">ip nat inside</text:p>
      <text:p text:style-name="P53"/>
      <text:p text:style-name="P53">interface GigabitEthernet0/0.4</text:p>
      <text:p text:style-name="P53">encapsulation dot1Q 4</text:p>
      <text:p text:style-name="P53">ip address 172.29.1.65 255.255.255.192</text:p>
      <text:p text:style-name="P53">ip nat inside</text:p>
      <text:p text:style-name="P53"/>
      <text:p text:style-name="P53">interface GigabitEthernet0/0.5</text:p>
      <text:p text:style-name="P53">encapsulation dot1Q 5</text:p>
      <text:p text:style-name="P53">ip address 172.29.1.129 255.255.255.128</text:p>
      <text:p text:style-name="P53">ip nat inside</text:p>
      <text:p text:style-name="P53"/>
      <text:p text:style-name="P53">interface GigabitEthernet1/0</text:p>
      <text:p text:style-name="P53">ip address 205.32.130.2 255.255.255.252</text:p>
      <text:p text:style-name="P53">ip nat outside</text:p>
      <text:p text:style-name="P53"/>
      <text:p text:style-name="P53">interface GigabitEthernet1/0.2</text:p>
      <text:p text:style-name="P53">encapsulation dot1Q 2</text:p>
      <text:p text:style-name="P53">no ip address</text:p>
      <text:p text:style-name="P53"/>
      <text:p text:style-name="P53">interface GigabitEthernet1/0.3</text:p>
      <text:p text:style-name="P53">encapsulation dot1Q 3</text:p>
      <text:p text:style-name="P53">no ip address</text:p>
      <text:p text:style-name="P53"/>
      <text:p text:style-name="P53">interface GigabitEthernet1/0.4</text:p>
      <text:p text:style-name="P53">encapsulation dot1Q 4</text:p>
      <text:p text:style-name="P53">no ip address</text:p>
      <text:p text:style-name="P53"/>
      <text:p text:style-name="P53">interface GigabitEthernet1/0.5</text:p>
      <text:p text:style-name="P53">encapsulation dot1Q 5</text:p>
      <text:p text:style-name="P53">no ip address</text:p>
      <text:p text:style-name="P53"/>
      <text:p text:style-name="P53">interface GigabitEthernet2/0</text:p>
      <text:p text:style-name="P53">ip address 172.15.0.130 255.255.255.252</text:p>
      <text:p text:style-name="P53">ip nat inside</text:p>
      <text:p text:style-name="P53"/>
      <text:p text:style-name="P53">interface GigabitEthernet3/0</text:p>
      <text:p text:style-name="P53">no ip address</text:p>
      <text:p text:style-name="P53"><text:soft-page-break/></text:p>
      <text:p text:style-name="P53">router rip</text:p>
      <text:p text:style-name="P53"/>
      <text:p text:style-name="P53">ip nat pool roger 200.23.11.40 200.23.11.40 netmask 255.255.255.128</text:p>
      <text:p text:style-name="P53">ip nat inside source list 1 pool roger overload</text:p>
      <text:p text:style-name="P53">ip nat inside source static 172.29.1.137 200.23.11.7 </text:p>
      <text:p text:style-name="P53">ip nat inside source static 172.29.1.136 200.23.11.6 </text:p>
      <text:p text:style-name="P53">ip nat inside source static 172.29.1.133 200.23.11.3 </text:p>
      <text:p text:style-name="P53">ip nat inside source static 172.29.1.141 200.23.11.11 </text:p>
      <text:p text:style-name="P53">ip nat inside source static 172.29.1.142 200.23.11.12 </text:p>
      <text:p text:style-name="P53">ip nat inside source static 172.29.1.140 200.23.11.10 </text:p>
      <text:p text:style-name="P53"/>
      <text:p text:style-name="P53">ip classless</text:p>
      <text:p text:style-name="P53">ip route 172.15.0.0 255.255.255.192 172.15.0.129 </text:p>
      <text:p text:style-name="P53">ip route 172.15.0.64 255.255.255.192 172.15.0.129 </text:p>
      <text:p text:style-name="P53">ip route 64.223.190.0 255.255.255.0 205.32.130.1 </text:p>
      <text:p text:style-name="P53">ip route 193.0.14.0 255.255.255.0 205.32.130.1 </text:p>
      <text:p text:style-name="P53">ip route 200.108.145.0 255.255.255.0 205.32.130.1 </text:p>
      <text:p text:style-name="P53"/>
      <text:p text:style-name="P53">access-list 1 permit 172.29.1.0 0.0.0.127</text:p>
      <text:p text:style-name="P53">access-list 1 permit 172.29.1.0 0.0.0.255</text:p>
      <text:p text:style-name="P53">access-list 1 permit 172.15.0.0 0.0.0.255</text:p>
      <text:p text:style-name="P25"/>
      <text:p text:style-name="P25"/>
      <text:p text:style-name="P16">Switchs:</text:p>
      <text:p text:style-name="P31"><text:span text:style-name="T9">Switch PT “Servidores”</text:span></text:p>
      <text:p text:style-name="P31"><text:span text:style-name="T9">Switch PT – Empty “Resolvers”</text:span></text:p>
      <text:p text:style-name="P26">Switch PT “Piso 10”</text:p>
      <text:p text:style-name="P26">Switch PT “Piso 7”</text:p>
      <text:p text:style-name="P26">Switch PT “Piso 2”</text:p>
      <text:p text:style-name="P26">Switch PT “Piso 1”</text:p>
      <text:p text:style-name="P26">Switch PT “Principal”</text:p>
      <text:p text:style-name="P26"/>
      <text:p text:style-name="P17"><text:span text:style-name="T11">O</text:span>tros dispositivos:</text:p>
      <text:p text:style-name="P30">AccessPoint-PT “AP-1” </text:p>
      <text:p text:style-name="P30">Printer-PT “Printer 1”</text:p>
      <text:p text:style-name="P30">AccessPoint-PT “AP-2”</text:p>
      <text:p text:style-name="P30">Printer-PT “Printer 2”</text:p>
      <text:p text:style-name="P30">SMARTPHONE-PT “Pla-Smart01”</text:p>
      <text:p text:style-name="P36">Sniffer Sniffer0</text:p>
      <text:p text:style-name="P36"/>
      <text:p text:style-name="P3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ROSARIO:</text:p>
      <text:p text:style-name="P21"/>
      <text:p text:style-name="P37"><text:span text:style-name="T13">Nombre<text:tab/><text:tab/><text:tab/>IP Local </text:span></text:p>
      <text:p text:style-name="P37">SRV-DHCP01<text:tab/><text:tab/><text:tab/>172.15.0.1</text:p>
      <text:p text:style-name="P37"/>
      <text:p text:style-name="P14">Pc’s: Configuradas por DHCP:</text:p>
      <text:p text:style-name="P37">PC-PT “SUM-PC01”</text:p>
      <text:p text:style-name="P37">PC-PT “COM-PC0<text:span text:style-name="T16">1</text:span>”</text:p>
      <text:p text:style-name="P37">PC-PT “ADM-PC01”</text:p>
      <text:p text:style-name="P37">PC-PT “TRA-PC01”</text:p>
      <text:p text:style-name="P37">PC-PT “SRV-PC01”</text:p>
      <text:p text:style-name="P37"/>
      <text:p text:style-name="P19">Router <text:span text:style-name="T12">Rosario</text:span>:</text:p>
      <text:p text:style-name="P19"/>
      <text:p text:style-name="P50">interface GigabitEthernet1/0</text:p>
      <text:p text:style-name="P51">ip address 172.15.0.133 255.255.255.252</text:p>
      <text:p text:style-name="P51"/>
      <text:p text:style-name="P51">interface GigabitEthernet2/0</text:p>
      <text:p text:style-name="P51">ip address 172.15.0.129 255.255.255.252</text:p>
      <text:p text:style-name="P51"/>
      <text:p text:style-name="P51">interface GigabitEthernet3/0</text:p>
      <text:p text:style-name="P51">ip address 172.15.0.1 255.255.255.192</text:p>
      <text:p text:style-name="P51"/>
      <text:p text:style-name="P51">ip classless</text:p>
      <text:p text:style-name="P51">ip route 172.29.1.0 255.255.255.0 172.15.0.130 </text:p>
      <text:p text:style-name="P51">ip route 172.15.0.64 255.255.255.192 172.15.0.134 </text:p>
      <text:p text:style-name="P51">ip route 0.0.0.0 0.0.0.0 172.15.0.130 </text:p>
      <text:p text:style-name="P51"/>
      <text:p text:style-name="P32"><text:span text:style-name="T14">Switchs:</text:span></text:p>
      <text:p text:style-name="P32"><text:span text:style-name="T15">2960-24TT “Switch0”</text:span></text:p>
      <text:p text:style-name="P27"/>
      <text:p text:style-name="P39"><text:span text:style-name="T11">O</text:span>tros dispositivos:</text:p>
      <text:p text:style-name="P42">Sniffer Sniffer2</text:p>
      <text:p text:style-name="P42">Printer-PT “COM-PRINTER01”</text:p>
      <text:p text:style-name="P42"/>
      <text:p text:style-name="P41">CORRIENTES:</text:p>
      <text:p text:style-name="P44"/>
      <text:p text:style-name="P38"><text:span text:style-name="T13">Nombre<text:tab/><text:tab/><text:tab/>IP Local </text:span></text:p>
      <text:p text:style-name="P38">SRV-DHCP0<text:span text:style-name="T16">2</text:span><text:tab/><text:tab/><text:tab/>172.15.0.<text:span text:style-name="T16">66</text:span></text:p>
      <text:p text:style-name="P38"/>
      <text:p text:style-name="P15">Pc’s: Configuradas por DHCP:</text:p>
      <text:p text:style-name="P38">PC-PT “<text:span text:style-name="T16">SUM-PC02</text:span>”</text:p>
      <text:p text:style-name="P38">PC-PT “COM-PC02”</text:p>
      <text:p text:style-name="P38">PC-PT “ADM-PC0<text:span text:style-name="T16">2</text:span>”</text:p>
      <text:p text:style-name="P38">PC-PT “<text:span text:style-name="T16">PUB</text:span>-PC0<text:span text:style-name="T16">2</text:span>”</text:p>
      <text:p text:style-name="P38">PC-PT “SRV-PC0<text:span text:style-name="T16">2</text:span>”</text:p>
      <text:p text:style-name="P38"><text:soft-page-break/></text:p>
      <text:p text:style-name="P20">Router <text:span text:style-name="T17">Corrientes</text:span>:</text:p>
      <text:p text:style-name="P20"/>
      <text:p text:style-name="P45">interface GigabitEthernet1/0</text:p>
      <text:p text:style-name="P51">ip address 172.15.0.134 255.255.255.252</text:p>
      <text:p text:style-name="P51"/>
      <text:p text:style-name="P51">interface GigabitEthernet2/0</text:p>
      <text:p text:style-name="P51">ip address 172.15.0.65 255.255.255.192</text:p>
      <text:p text:style-name="P51"/>
      <text:p text:style-name="P51">ip classless</text:p>
      <text:p text:style-name="P51">ip route 172.29.1.0 255.255.255.0 172.15.0.133 </text:p>
      <text:p text:style-name="P51">ip route 172.15.0.0 255.255.255.192 172.15.0.133 </text:p>
      <text:p text:style-name="P51">ip route 0.0.0.0 0.0.0.0 172.15.0.133 </text:p>
      <text:p text:style-name="P45"/>
      <text:p text:style-name="P33"><text:span text:style-name="T14">Switchs:</text:span></text:p>
      <text:p text:style-name="P33"><text:span text:style-name="T18">Switch-PT “Switch5”</text:span></text:p>
      <text:p text:style-name="P34"><text:span text:style-name="T18">Switch-PT “Switch1”</text:span></text:p>
      <text:p text:style-name="P34"><text:span text:style-name="T18">Switch-PT “Switch2”</text:span></text:p>
      <text:p text:style-name="P28"/>
      <text:p text:style-name="P40"><text:span text:style-name="T11">O</text:span>tros dispositivos:</text:p>
      <text:p text:style-name="P43">Sniffer Sniffer<text:span text:style-name="T19">1</text:span></text:p>
      <text:p text:style-name="P37"/>
      <text:p text:style-name="P26"/>
      <text:p text:style-name="P26"/>
      <text:p text:style-name="P54"/>
      <text:p text:style-name="P54"/>
      <text:p text:style-name="P54"/>
      <text:p text:style-name="P52"/>
      <text:p text:style-name="P52"/>
      <text:p text:style-name="P10"/>
      <text:p text:style-name="P10"/>
      <text:p text:style-name="P10"/>
      <text:p text:style-name="P10"/>
      <text:p text:style-name="P35">64.223.190.105</text:p>
      <text:p text:style-name="P46"><text:span text:style-name="T6">no </text:span>ip nat inside source static 172.29.1.131 200.23.11.1 </text:p>
      <text:p text:style-name="P53"><text:span text:style-name="T6">no </text:span>ip nat inside source static 172.29.1.135 200.23.11.5 </text:p>
      <text:p text:style-name="P53">ip nat inside source static 172.29.1.137 200.23.11.7</text:p>
      <text:p text:style-name="P35"/>
      <text:p text:style-name="P10"/>
      <text:p text:style-name="P10"/>
      <text:p text:style-name="P47">ip nat inside source static 172.29.1.13<text:span text:style-name="T6">7</text:span> 200.23.11.<text:span text:style-name="T6">7</text:span></text:p>
      <text:p text:style-name="P48">ip nat inside source static 172.29.1.13<text:span text:style-name="T6">6</text:span> 200.23.11.<text:span text:style-name="T6">6</text:span></text:p>
      <text:p text:style-name="P48">ip nat inside source static 172.29.1.13<text:span text:style-name="T6">3</text:span> 200.23.11.<text:span text:style-name="T6">3</text:span></text:p>
      <text:p text:style-name="P48">ip nat inside source static 172.29.1.1<text:span text:style-name="T6">41</text:span> 200.23.11.<text:span text:style-name="T6">11</text:span></text:p>
      <text:p text:style-name="P48"><text:soft-page-break/>ip nat inside source static 172.29.1.1<text:span text:style-name="T6">42</text:span> 200.23.11.<text:span text:style-name="T6">12</text:span></text:p>
      <text:p text:style-name="P48">ip nat inside source static 172.29.1.1<text:span text:style-name="T6">40</text:span> 200.23.11.<text:span text:style-name="T6">10</text:span></text:p>
      <text:p text:style-name="P48"/>
      <text:p text:style-name="P47"><text:bookmark-start text:name="__DdeLink__68_687254426"/>access-list 1 permit 172.29.1.0 <text:span text:style-name="T7">0.0.0.127 </text:span></text:p>
      <text:p text:style-name="P49">access-list 1 permit 172.29.1.<text:span text:style-name="T7">151</text:span> <text:span text:style-name="T7">0.0.0.255</text:span></text:p>
      <text:p text:style-name="P49">access-list 1 permit 172.<text:span text:style-name="T7">15</text:span>.<text:span text:style-name="T7">0.</text:span>0 <text:span text:style-name="T7">0.0.0.255</text:span><text:bookmark-end text:name="__DdeLink__68_687254426"/><text:span text:style-name="T7"> <text:s/></text:span></text:p>
      <text:p text:style-name="P47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1.6.2$Linux_X86_64 LibreOffice_project/10m0$Build-2</meta:generator>
    <dc:date>2018-06-25T20:33:07.463701306</dc:date>
    <meta:editing-duration>PT5H6M28S</meta:editing-duration>
    <meta:editing-cycles>26</meta:editing-cycles>
    <meta:document-statistic meta:table-count="0" meta:image-count="0" meta:object-count="0" meta:page-count="7" meta:paragraph-count="212" meta:word-count="738" meta:character-count="6233" meta:non-whitespace-character-count="5618"/>
  </office:meta>
</office:document-meta>
</file>